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39cm" svg:height="1.802cm" draw:transform="rotate (3.1415926535892) translate (6.39407703893837cm 3.25422654685711cm)" svg:viewBox="0 0 2391 1803" svg:d="m1314-6505c111-10 186 5 295 21 119 17 239 34 341 96 113 69 428 168 441 290 14 135-367 285-452 372-96 99-198 156-320 227-112 81-236 146-352 210-114 63-224 135-341 192-107 52-248 129-344 167-87 54-354 235-467 224-139-14-110-317-112-437-8-84 1-102 11-203 3-13 0-11 41-112 2-15 11-33 10-51 51-132 78-232 135-335 73-132 193-228 299-330 95-92 234-165 354-222 105-50 195-78 308-98l117-11h11z">
          <text:p/>
        </draw:path>
        <draw:line draw:style-name="gr2" draw:text-style-name="P1" draw:layer="layout" svg:x1="4.856cm" svg:y1="1.757cm" svg:x2="4.988cm" svg:y2="1.686cm">
          <text:p/>
        </draw:line>
        <draw:line draw:style-name="gr2" draw:text-style-name="P1" draw:layer="layout" svg:x1="5.039cm" svg:y1="2.082cm" svg:x2="5.171cm" svg:y2="2.011cm">
          <text:p/>
        </draw:line>
        <draw:custom-shape draw:style-name="gr3" draw:text-style-name="P1" draw:layer="layout" svg:width="2.977cm" svg:height="2.967cm" svg:x="3.535cm" svg:y="0.436cm">
          <text:p/>
          <draw:enhanced-geometry svg:viewBox="0 0 21600 21600" draw:glue-points="10800 0 3163 3163 0 10800 3163 18437 10800 21600 18437 18437 21600 10800 18437 3163" draw:text-areas="3163 3163 18437 18437" draw:type="ring" draw:modifiers="2161.4506380120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1" draw:text-style-name="P1" draw:layer="layout" svg:width="2.344cm" svg:height="1.727cm" svg:x="3.63cm" svg:y="0.518cm" svg:viewBox="0 0 2345 1728" svg:d="m1280 11c111-10 222-6 331 10 119 17 239 34 341 96 113 69 379 198 392 320 14 135-318 255-403 342-96 99-198 156-320 227-112 81-236 146-352 210-114 63-224 135-341 192-107 52-248 129-344 167-87 54-373 163-486 152-139-14-89-165-91-285-8-124 68-335 67-450-1-118 71-228 128-331 73-132 193-228 299-330 95-92 234-165 354-222 105-50 195-78 308-98l117-11h11z">
          <text:p/>
        </draw:path>
        <draw:path draw:style-name="gr4" draw:text-style-name="P1" draw:layer="layout" svg:width="2.009cm" svg:height="1.638cm" svg:x="4.013cm" svg:y="1.087cm" svg:viewBox="0 0 2010 1639" svg:d="m1404 85 133-77c75-44 260 99 368 286s139 419 64 462l-133 77-49-85-1237 714 54 94-132 76c-74 43-258-101-366-288s-140-417-66-460l132-76 43 74 1237-71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